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la reunion del 12 de julio hablamos los siguientes <text:s/>puntos:<text:line-break/><text:line-break/>Hemos vuelto a mirar la introduccion de la memoria porque hay que cambiarla cosas. Por ejemplo titulos que no estan bien especificados, o bloques que quiza quedarian mejor en otro apartado y no en el que estan. Ademas se buscara ordenar de otra manera las subsecciones que tienen poco contenido. Tambien habra que colocar los objetivos como una lista.</text:p>
      <text:p text:style-name="Standard"/>
      <text:p text:style-name="Standard">Despues hemos estado hablando acerca del servicio Web, ya que es de lo que trata el TFG y no tenemos nada referido a ello. Por tanto vamos a utilizar Flask, que es un framework que permite crear aplicaiones web. Y vamos a emplearlo para subir las imagenes, los datos y los resultados de la app. Mirare tutoriales en youtube.</text:p>
      <text:p text:style-name="Standard"/>
      <text:p text:style-name="Standard">Mas tarde hicimos una explicacion de como van a funcionar las matrices y a partir de ahi vamos a transformar el pseudocodigo creado a codigo python para acabar con este punto de la programacion. Añadiremos una condición de recorrer al menos el 50% de las celdas para acabar el programa para evitar que en las primeras iteracciones se den ciertas situaciones que permitan acabar el programa. </text:p>
      <text:p text:style-name="Standard"/>
      <text:p text:style-name="Standard">Tambien observamos el libro que me recomendo Domingo de los requisitos que me leere para tener claro los distintos tipos de requisitos del software.</text:p>
      <text:p text:style-name="Standard"/>
      <text:p text:style-name="Standard">Por ultimo estuvimos repasando como deberia de trabajarse en los otros puntos de la memoria, como las pruebas, las simulaciones o los distintos diagramas.</text:p>
      <text:p text:style-name="Standard"/>
      <text:p text:style-name="Standard">Eso es todo, seguiremos avanzando para una nueva reunion el miercoles 17 de Jul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19-07-12T15:05:00.13</meta:creation-date>
    <dc:date>2019-07-12T15:35:25.46</dc:date>
    <dc:creator>o </dc:creator>
    <meta:editing-duration>PT12M4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6" meta:word-count="257" meta:character-count="1514"/>
  </office:meta>
</office:document-meta>
</file>